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fo:font-weight="bold" officeooo:rsid="000bce50" officeooo:paragraph-rsid="000bce50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0a239f" officeooo:paragraph-rsid="000a23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151035a" officeooo:paragraph-rsid="000a239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officeooo:paragraph-rsid="00093664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0a239f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151035a" officeooo:paragraph-rsid="000a239f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0a239f" officeooo:paragraph-rsid="000a239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bold" officeooo:rsid="000a239f" officeooo:paragraph-rsid="000bea3a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officeooo:rsid="000bce50" officeooo:paragraph-rsid="000bce5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151035a" officeooo:paragraph-rsid="000a239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0a239f" officeooo:paragraph-rsid="000a239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0d12db" officeooo:paragraph-rsid="000f776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0bea3a" officeooo:paragraph-rsid="000bea3a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0bea3a" officeooo:paragraph-rsid="000d8f8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0d8f89" officeooo:paragraph-rsid="000d8f8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1pt" officeooo:paragraph-rsid="000a239f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1pt" officeooo:rsid="01198bbc" officeooo:paragraph-rsid="000a239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1pt" fo:language="pt" fo:country="PT" officeooo:rsid="00b5e6e7" officeooo:paragraph-rsid="000a239f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9pt" fo:font-weight="bold" officeooo:paragraph-rsid="00093664" style:font-size-asian="19pt" style:font-weight-asian="bold" style:font-size-complex="19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0a239f" officeooo:paragraph-rsid="000a239f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0bce50" officeooo:paragraph-rsid="000bce5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0bce50" officeooo:paragraph-rsid="00154de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0bea3a" officeooo:paragraph-rsid="000bea3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0d8f89" officeooo:paragraph-rsid="000bea3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0d8f89" officeooo:paragraph-rsid="000d8f8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0f7762" officeooo:paragraph-rsid="000f008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0f7762" officeooo:paragraph-rsid="000f7762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0f7762" officeooo:paragraph-rsid="000d8f8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style="normal" fo:font-weight="normal" officeooo:rsid="0013068a" officeooo:paragraph-rsid="0013068a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style="normal" fo:font-weight="normal" officeooo:rsid="0013068a" officeooo:paragraph-rsid="0016cd25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style="normal" fo:font-weight="normal" officeooo:rsid="0013a1b1" officeooo:paragraph-rsid="0013a1b1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18cabb" officeooo:paragraph-rsid="001aa619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bold" officeooo:rsid="000a239f" officeooo:paragraph-rsid="000a239f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bold" officeooo:rsid="000bea3a" officeooo:paragraph-rsid="000bea3a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bold" officeooo:rsid="000f008f" officeooo:paragraph-rsid="000f008f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1pt" fo:font-style="italic" fo:font-weight="normal" officeooo:rsid="00bd4ced" officeooo:paragraph-rsid="000a239f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0bce50" officeooo:paragraph-rsid="00154de5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0bce50" officeooo:paragraph-rsid="0016cd25" style:font-size-asian="11pt" style:font-weight-asian="normal" style:font-size-complex="11pt" style:font-weight-complex="normal"/>
    </style:style>
    <style:style style:name="T1" style:family="text">
      <style:text-properties officeooo:rsid="015f6372"/>
    </style:style>
    <style:style style:name="T2" style:family="text">
      <style:text-properties officeooo:rsid="00b59b62"/>
    </style:style>
    <style:style style:name="T3" style:family="text">
      <style:text-properties officeooo:rsid="000e3067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language="pt" fo:country="PT" officeooo:rsid="00b858fc"/>
    </style:style>
    <style:style style:name="T6" style:family="text">
      <style:text-properties style:font-name="Liberation Serif" fo:language="pt" fo:country="PT" officeooo:rsid="00b76d58"/>
    </style:style>
    <style:style style:name="T7" style:family="text">
      <style:text-properties style:font-name="Liberation Serif" officeooo:rsid="000e8bb6"/>
    </style:style>
    <style:style style:name="T8" style:family="text">
      <style:text-properties style:font-name="Liberation Serif" officeooo:rsid="00bb1ed0"/>
    </style:style>
    <style:style style:name="T9" style:family="text">
      <style:text-properties style:font-name="Liberation Serif" officeooo:rsid="00b59b62"/>
    </style:style>
    <style:style style:name="T10" style:family="text">
      <style:text-properties style:font-name="Liberation Serif" officeooo:rsid="00bb46af"/>
    </style:style>
    <style:style style:name="T11" style:family="text">
      <style:text-properties style:font-name="Liberation Serif" officeooo:rsid="00b858fc"/>
    </style:style>
    <style:style style:name="T12" style:family="text">
      <style:text-properties style:font-name="Liberation Serif" officeooo:rsid="01464e33"/>
    </style:style>
    <style:style style:name="T13" style:family="text">
      <style:text-properties style:font-name="Liberation Serif" officeooo:rsid="01198bbc"/>
    </style:style>
    <style:style style:name="T14" style:family="text">
      <style:text-properties style:font-name="Liberation Serif" officeooo:rsid="011b3ad6"/>
    </style:style>
    <style:style style:name="T15" style:family="text">
      <style:text-properties style:font-name="Liberation Serif" officeooo:rsid="0145ce2e"/>
    </style:style>
    <style:style style:name="T16" style:family="text">
      <style:text-properties officeooo:rsid="00b858fc"/>
    </style:style>
    <style:style style:name="T17" style:family="text">
      <style:text-properties fo:language="pt" fo:country="PT" officeooo:rsid="00b59b62"/>
    </style:style>
    <style:style style:name="T18" style:family="text">
      <style:text-properties fo:language="pt" fo:country="PT" officeooo:rsid="00b5e6e7"/>
    </style:style>
    <style:style style:name="T19" style:family="text">
      <style:text-properties fo:language="pt" fo:country="PT" officeooo:rsid="00b76d58"/>
    </style:style>
    <style:style style:name="T20" style:family="text">
      <style:text-properties fo:language="pt" fo:country="PT" officeooo:rsid="0145ce2e"/>
    </style:style>
    <style:style style:name="T21" style:family="text">
      <style:text-properties fo:language="pt" fo:country="PT" officeooo:rsid="00b858f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bd4ced" style:font-style-asian="italic" style:font-style-complex="italic"/>
    </style:style>
    <style:style style:name="T24" style:family="text">
      <style:text-properties fo:font-style="italic" officeooo:rsid="000d12db" style:font-style-asian="italic" style:font-style-complex="italic"/>
    </style:style>
    <style:style style:name="T25" style:family="text">
      <style:text-properties fo:font-style="italic" officeooo:rsid="000a239f" style:font-style-asian="italic" style:font-style-complex="italic"/>
    </style:style>
    <style:style style:name="T26" style:family="text">
      <style:text-properties fo:font-style="italic" officeooo:rsid="000bea3a" style:font-style-asian="italic" style:font-style-complex="italic"/>
    </style:style>
    <style:style style:name="T27" style:family="text">
      <style:text-properties fo:font-style="italic" officeooo:rsid="000d8f89" style:font-style-asian="italic" style:font-style-complex="italic"/>
    </style:style>
    <style:style style:name="T28" style:family="text">
      <style:text-properties fo:font-style="italic" officeooo:rsid="000bce50" style:font-style-asian="italic" style:font-style-complex="italic"/>
    </style:style>
    <style:style style:name="T29" style:family="text">
      <style:text-properties fo:font-style="italic" officeooo:rsid="00154de5" style:font-style-asian="italic" style:font-style-complex="italic"/>
    </style:style>
    <style:style style:name="T30" style:family="text">
      <style:text-properties fo:font-style="italic" officeooo:rsid="0016cd25" style:font-style-asian="italic" style:font-style-complex="italic"/>
    </style:style>
    <style:style style:name="T31" style:family="text">
      <style:text-properties fo:font-style="italic" officeooo:rsid="0018cabb" style:font-style-asian="italic" style:font-style-complex="italic"/>
    </style:style>
    <style:style style:name="T32" style:family="text">
      <style:text-properties fo:font-style="italic" officeooo:rsid="001aa619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bd4ced" style:font-style-asian="normal" style:font-style-complex="normal"/>
    </style:style>
    <style:style style:name="T35" style:family="text">
      <style:text-properties fo:font-style="normal" officeooo:rsid="000d12db" style:font-style-asian="normal" style:font-style-complex="normal"/>
    </style:style>
    <style:style style:name="T36" style:family="text">
      <style:text-properties fo:font-style="normal" officeooo:rsid="000a239f" style:font-style-asian="normal" style:font-style-complex="normal"/>
    </style:style>
    <style:style style:name="T37" style:family="text">
      <style:text-properties fo:font-style="normal" officeooo:rsid="000bea3a" style:font-style-asian="normal" style:font-style-complex="normal"/>
    </style:style>
    <style:style style:name="T38" style:family="text">
      <style:text-properties fo:font-style="normal" officeooo:rsid="000d8f89" style:font-style-asian="normal" style:font-style-complex="normal"/>
    </style:style>
    <style:style style:name="T39" style:family="text">
      <style:text-properties fo:font-style="normal" officeooo:rsid="000f008f" style:font-style-asian="normal" style:font-style-complex="normal"/>
    </style:style>
    <style:style style:name="T40" style:family="text">
      <style:text-properties fo:font-style="normal" officeooo:rsid="000f7762" style:font-style-asian="normal" style:font-style-complex="normal"/>
    </style:style>
    <style:style style:name="T41" style:family="text">
      <style:text-properties fo:font-style="normal" officeooo:rsid="00154de5" style:font-style-asian="normal" style:font-style-complex="normal"/>
    </style:style>
    <style:style style:name="T42" style:family="text">
      <style:text-properties fo:font-style="normal" officeooo:rsid="0016cd25" style:font-style-asian="normal" style:font-style-complex="normal"/>
    </style:style>
    <style:style style:name="T43" style:family="text">
      <style:text-properties fo:font-style="normal" officeooo:rsid="0018cabb" style:font-style-asian="normal" style:font-style-complex="normal"/>
    </style:style>
    <style:style style:name="T44" style:family="text">
      <style:text-properties officeooo:rsid="000d12db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officeooo:rsid="00b59b62" style:font-size-asian="18pt" style:font-size-complex="18pt"/>
    </style:style>
    <style:style style:name="T47" style:family="text">
      <style:text-properties officeooo:rsid="0013068a"/>
    </style:style>
    <style:style style:name="T48" style:family="text">
      <style:text-properties officeooo:rsid="000bea3a"/>
    </style:style>
    <style:style style:name="T49" style:family="text">
      <style:text-properties officeooo:rsid="000bce50"/>
    </style:style>
    <style:style style:name="T50" style:family="text">
      <style:text-properties officeooo:rsid="0013a1b1"/>
    </style:style>
    <style:style style:name="T51" style:family="text">
      <style:text-properties officeooo:rsid="00154de5"/>
    </style:style>
    <style:style style:name="T52" style:family="text">
      <style:text-properties officeooo:rsid="0018cabb"/>
    </style:style>
    <style:style style:name="T53" style:family="text">
      <style:text-properties officeooo:rsid="001aa6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5">Sistema L</text:span><text:span text:style-name="T46">ume</text:span><text:span text:style-name="T45"> de Monitoramento de Oficina de Locomotiva</text:span> </text:p>
      <text:p text:style-name="P4"/>
      <text:p text:style-name="P4"/>
      <text:p text:style-name="P3">De<text:span text:style-name="T1">te</text:span>ctor de Números de Locomotivas</text:p>
      <text:p text:style-name="P6"/>
      <text:p text:style-name="P16"><text:span text:style-name="T2">Neste projeto, desenvolvemos um sistema de detecção de números de locomotivas para a oficina de locomotivas da Vale. </text:span>O detector de números <text:span text:style-name="T16">de locomotivas é </text:span>baseado <text:span text:style-name="T2">na biblioteca </text:span><text:span text:style-name="T17">EasyOCR </text:span><text:span text:style-name="T18">(</text:span><text:span text:style-name="T17">https://github.com/JaidedAI/EasyOCR</text:span><text:span text:style-name="T18">) </text:span><text:span text:style-name="T17">para </text:span><text:span text:style-name="T18">detecção e r</text:span><text:span text:style-name="T17">econhecimento de </text:span><text:span text:style-name="T18">c</text:span><text:span text:style-name="T17">aracteres </text:span><text:span text:style-name="T19">em imagens</text:span><text:span text:style-name="T17"> </text:span><text:span text:style-name="T18">(Optical Character Recognition – OCR)</text:span><text:span text:style-name="T17">. EasyOCR </text:span><text:span text:style-name="T19">é</text:span><text:span text:style-name="T18"> </text:span><text:span text:style-name="T17">implementad</text:span><text:span text:style-name="T20">a</text:span><text:span text:style-name="T17"> usando </text:span><text:span text:style-name="T18">a linguagem</text:span><text:span text:style-name="T17"> Python e a biblioteca PyTorch. </text:span><text:span text:style-name="T21">C</text:span><text:span text:style-name="T19">om uma GPU compatível com CUDA,</text:span><text:span text:style-name="T18"> </text:span><text:span text:style-name="T19">a biblioteca PyTorch subjacente </text:span><text:span text:style-name="T17">pode acelerar </text:span><text:span text:style-name="T18">a velocidade de</text:span><text:span text:style-name="T17"> detecção e </text:span><text:span text:style-name="T18">reconhecimento de caracteres</text:span><text:span text:style-name="T17">.</text:span></text:p>
      <text:p text:style-name="P18"/>
      <text:p text:style-name="P5"><text:span text:style-name="T6">O detector de números </text:span><text:span text:style-name="T5">de locomotivas</text:span><text:span text:style-name="T6"> </text:span><text:span text:style-name="T4">recebe como entrada </text:span><text:span text:style-name="T7">uma imagem</text:span><text:span text:style-name="T4"> </text:span><text:span text:style-name="T8">de uma locomotiva </text:span><text:span text:style-name="T4">e </text:span><text:span text:style-name="T9">retorna</text:span><text:span text:style-name="T4"> como saída </text:span><text:span text:style-name="T8">detecções </text:span><text:span text:style-name="T10">na imagem</text:span><text:span text:style-name="T8">, </text:span><text:span text:style-name="T10">sendo</text:span><text:span text:style-name="T8"> cada detecção composta por um</text:span><text:span text:style-name="T4"> número, </text:span><text:span text:style-name="T8">uma </text:span><text:span text:style-name="T9">caixa delimitadora</text:span><text:span text:style-name="T4"> d</text:span><text:span text:style-name="T11">o número</text:span><text:span text:style-name="T4"> </text:span><text:span text:style-name="T12">na imagem </text:span><text:span text:style-name="T4">e </text:span><text:span text:style-name="T8">um</text:span><text:span text:style-name="T4"> percentua</text:span><text:span text:style-name="T10">l</text:span><text:span text:style-name="T4"> de confiança </text:span><text:span text:style-name="T11">na detecç</text:span><text:span text:style-name="T10">ão</text:span><text:span text:style-name="T4">. </text:span><text:span text:style-name="T13">A imagem de entrada </text:span><text:span text:style-name="T14">do detector</text:span><text:span text:style-name="T13"> é um recorte da imagem original capturada pela câmera. O recorte da imagem é feito na região da estação da locomotiv</text:span><text:span text:style-name="T15">a, onde</text:span><text:span text:style-name="T13"> se espera que a locomotiva pare.</text:span></text:p>
      <text:p text:style-name="P17"/>
      <text:p text:style-name="P10"><text:span text:style-name="T3">O detector de números </text:span><text:span text:style-name="T5">de locomotivas</text:span><text:span text:style-name="T6"> </text:span><text:span text:style-name="T3">usa duas estratégias básicas para aumentar a acurácia da detecção. Na primeira estratégia, o detector zera a confiança em detecções de números de locomotivas não ativos e confianças inferiores a um limiar pré-estabelecido. Na segunda estratégia, o detector conta a frequência dos números detectados nas 11 últimas imagens e retorna o número mais frequente. Por exemplo, se nas 11 últimas imagens o número 1103 foi detectado 6 vezes, o número 110 3 vezes e o número 103 2 vezes, o detector retorna o número 1103. </text:span></text:p>
      <text:p text:style-name="P10"/>
      <text:p text:style-name="P2">Metodologia Experimental</text:p>
      <text:p text:style-name="P7"/>
      <text:p text:style-name="P1">Construção do Ground Truth</text:p>
      <text:p text:style-name="P9"/>
      <text:p text:style-name="P11">Para avaliar o desempenho do detector de números de locomotivas, <text:span text:style-name="T44">constru</text:span>a<text:span text:style-name="T44"> manualmente um arquivo de </text:span><text:span text:style-name="T23">ground truth,</text:span><text:span text:style-name="T35"> em que cada linha contém o nome do arquivo de uma imagem, o número da locomotiva que aparece na imagem </text:span><text:span text:style-name="T38">e o identificador da câmera que coletou a imagem</text:span><text:span text:style-name="T35">. O </text:span><text:span text:style-name="T23">ground truth</text:span><text:span text:style-name="T35"> </text:span><text:span text:style-name="T33">deve conter</text:span><text:span text:style-name="T35"> apenas as imagens da base de dados </text:span><text:span text:style-name="T37">(que denominaremos </text:span><text:span text:style-name="T26">log</text:span><text:span text:style-name="T37"> de dados de câmera)</text:span><text:span text:style-name="T35"> em que a locomotiva está parada na estação; o </text:span><text:span text:style-name="T24">ground truth</text:span><text:span text:style-name="T35"> não </text:span><text:span text:style-name="T33">deve </text:span><text:span text:style-name="T35">cont</text:span><text:span text:style-name="T33">er</text:span><text:span text:style-name="T35"> as imagens em que a locomotiva está em movimento ao longo da oficina. </text:span><text:span text:style-name="T33">Para construir o ground truth, siga os passos abaixo.</text:span></text:p>
      <text:p text:style-name="P20"/>
      <text:p text:style-name="P33">Passo 1</text:p>
      <text:p text:style-name="P36"/>
      <text:p text:style-name="P37"><text:span text:style-name="T41">Dado um </text:span><text:span text:style-name="T29">log </text:span><text:span text:style-name="T41">de dados de câmera </text:span><text:span text:style-name="T43">coletado na oficina de locomotivas da Vale</text:span><text:span text:style-name="T41">, c</text:span><text:span text:style-name="T33">onstrua manualmente um arquivo de </text:span><text:span text:style-name="T22">short ground truth</text:span><text:span text:style-name="T33">, </text:span><text:span text:style-name="T44">em que cada linha contém o </text:span><text:span text:style-name="T25">timestamp</text:span><text:span text:style-name="T36"> </text:span><text:span text:style-name="T33">da primeira imagem</text:span><text:span text:style-name="T36">, o </text:span><text:span text:style-name="T25">timestamp</text:span><text:span text:style-name="T36"> </text:span><text:span text:style-name="T33">da última imagem</text:span><text:span text:style-name="T36"> e o número da locomotiva que aparece em um</text:span><text:span text:style-name="T33">a subsequência</text:span><text:span text:style-name="T36"> </text:span><text:span text:style-name="T33">d</text:span><text:span text:style-name="T43">o</text:span><text:span text:style-name="T33"> </text:span><text:span text:style-name="T30">log</text:span><text:span text:style-name="T44">. </text:span>Um exemplo <text:s/><text:span text:style-name="T51">de um trecho de</text:span> <text:span text:style-name="T22">short ground truth </text:span><text:span text:style-name="T33">é:</text:span></text:p>
      <text:p text:style-name="P21"/>
      <text:p text:style-name="P21">1610318754.430701 1610329560.849773 1186 <text:tab/></text:p>
      <text:p text:style-name="P22">1610329756.924361 1610336253.616627 1175<text:tab/></text:p>
      <text:p text:style-name="P21">1610336455.695857 1610344152.903653 621<text:tab/><text:tab/></text:p>
      <text:p text:style-name="P21">1610344353.411039 1610350556.979066 1233<text:tab/></text:p>
      <text:p text:style-name="P21"/>
      <text:p text:style-name="P38"><text:span text:style-name="T33">onde a primeira linha indica que a locomotiva 1186 aparece nas imagens </text:span><text:span text:style-name="T37">coletadas nos tempos</text:span><text:span text:style-name="T33"> de 1610318754.430701 a <text:s/>1610329560.849773, a locomotiva 1175 nas imagens de 1610329756.924361 1610329756.924361 <text:s/>a 1610336253.616627, e assim por diante. </text:span><text:span text:style-name="T41">Esse trecho foi retirado </text:span><text:span text:style-name="T42">do </text:span><text:span text:style-name="T43">arquivo de </text:span><text:span text:style-name="T31">short ground truth</text:span><text:span text:style-name="T43"> denominado</text:span><text:span text:style-name="T42"> </text:span><text:span text:style-name="T37">short_ground_truth_log_vale_mol_2021-01-10-16-54-13_camera_3.txt </text:span><text:span text:style-name="T42">que foi</text:span><text:span text:style-name="T37"> </text:span><text:span text:style-name="T42">construído para as imagens coletadas pela câmera 3 e armazenadas </text:span><text:span text:style-name="T43">no </text:span><text:span text:style-name="T31">log</text:span><text:span text:style-name="T43"> de dados de câmera denominado</text:span><text:span text:style-name="T42"> </text:span><text:span text:style-name="T30">log</text:span><text:span text:style-name="T41"> l</text:span><text:span text:style-name="T37">og_vale_mol_2021-01-10-16-54-13.</text:span><text:span text:style-name="T42">txt.</text:span></text:p>
      <text:p text:style-name="P38"><text:span text:style-name="T42"/></text:p>
      <text:p text:style-name="P30"><text:soft-page-break/>Para construir manualmente <text:span text:style-name="T49">um </text:span><text:span text:style-name="T28">short ground truth</text:span><text:span text:style-name="T49">, observe as imagens mostradas ao tocar um </text:span><text:span text:style-name="T31">log</text:span><text:span text:style-name="T52">. Para isso, execute <text:s/>o</text:span>s<text:span text:style-name="T48"> comando</text:span>s<text:span text:style-name="T53"> abaixo </text:span>em terminais diferentes<text:span text:style-name="T48">:</text:span></text:p>
      <text:p text:style-name="P29"/>
      <text:p text:style-name="P29">$ cd ~/carmen_lcad/bin</text:p>
      <text:p text:style-name="P29">$ ./central</text:p>
      <text:p text:style-name="P29">$ ./<text:span text:style-name="T50">proccontrol </text:span>process-oficina-de-locomotivas-<text:span text:style-name="T52">vale</text:span>-playback.ini </text:p>
      <text:p text:style-name="P29">$ cd ~/carmen_lcad/src/locomotive_number_detector/</text:p>
      <text:p text:style-name="P29">$ ./locomotive_number_detector <text:span text:style-name="T52">3</text:span> -resize 0.6</text:p>
      <text:p text:style-name="P21"/>
      <text:p text:style-name="P32">No arquivo <text:s/><text:span text:style-name="T47">process-oficina-de-locomotivas-</text:span>vale<text:span text:style-name="T47">-playback.ini mencionado acima, defina o nome do </text:span><text:span text:style-name="T32">log</text:span><text:span text:style-name="T53"> (por exemplo, <text:s/>/media/claudine/LumeHD01/dados/log_vale_mol_2021-01-10-16-54-13.txt) e no comando locomotive_number_detector passe como parâmetro o identificador da câmera (por exemplo, 3).</text:span></text:p>
      <text:p text:style-name="P31"/>
      <text:p text:style-name="P8"><text:span text:style-name="T33">Passo </text:span><text:span text:style-name="T37">2</text:span></text:p>
      <text:p text:style-name="P34"/>
      <text:p text:style-name="P14"><text:span text:style-name="T33">Construa o arquivo de </text:span><text:span text:style-name="T22">ground truth</text:span><text:span text:style-name="T33">. Para isso, entre no diretório ~/carmen_lcad/src/locomotive_number_detector </text:span><text:span text:style-name="T38">e </text:span><text:span text:style-name="T33">execute o comando abaixo:</text:span></text:p>
      <text:p text:style-name="P23"/>
      <text:p text:style-name="P23">$ ./build_ground_truth /media/claudine/LumeHD01/dados/log_vale_mol_2021-01-10-16-54-13.txt 3 short_ground_truth_log_vale_mol_2021-01-10-16-54-13_camera_3.txt</text:p>
      <text:p text:style-name="P23"><text:s text:c="2"/>ground_truth_log_vale_mol_2021-01-10-16-54-13_camera_3.txt</text:p>
      <text:p text:style-name="P23"/>
      <text:p text:style-name="P13"><text:span text:style-name="T38">onde</text:span><text:span text:style-name="T33"> o primeiro parâmetro é o nome do log de dados de uma câmera, o segundo é o identificador da câmera, o terceiro é o nome do arquivo de </text:span><text:span text:style-name="T22">short ground truth</text:span><text:span text:style-name="T33"> e o último é o nome do arquivo de </text:span><text:span text:style-name="T22">ground truth</text:span><text:span text:style-name="T33">.</text:span></text:p>
      <text:p text:style-name="P23"/>
      <text:p text:style-name="P34">Passo 3</text:p>
      <text:p text:style-name="P34"/>
      <text:p text:style-name="P14"><text:span text:style-name="T33">Construa um arquivo de </text:span><text:span text:style-name="T22">ground truth</text:span><text:span text:style-name="T33"> para cada locomotiva </text:span><text:span text:style-name="T40">contida</text:span><text:span text:style-name="T33"> </text:span><text:span text:style-name="T38">no arquivo de </text:span><text:span text:style-name="T27">short ground truth</text:span><text:span text:style-name="T38">. Para isso, para cada locomotiva, </text:span><text:span text:style-name="T33">execute o comando abaixo:</text:span></text:p>
      <text:p text:style-name="P23"/>
      <text:p text:style-name="P23">$ awk '{if ($2 =="1182") print $0}' ground_truth_log_vale_mol_2021-01-10-16-54-13_camera_3.txt &gt; ground_truth_log_vale_mol_2021-01-10-16-54-13_camera_3_1182.txt </text:p>
      <text:p text:style-name="P24"/>
      <text:p text:style-name="P15"><text:span text:style-name="T33">onde </text:span><text:span text:style-name="T37">1182 </text:span><text:span text:style-name="T33">é o número de uma locomotiva, <text:s/></text:span><text:span text:style-name="T37">ground_truth_log_vale_mol_2021-01-10-16-54-13_camera_3.txt </text:span><text:span text:style-name="T33">é um </text:span><text:span text:style-name="T22">ground truth </text:span><text:span text:style-name="T39">com</text:span><text:span text:style-name="T33"> todas as locomotivas e <text:s/></text:span><text:span text:style-name="T37">ground_truth_log_vale_mol_2021-01-10-16-54-13_camera_3_1182.txt <text:s/></text:span><text:span text:style-name="T33">é o </text:span><text:span text:style-name="T22">ground truth </text:span><text:span text:style-name="T33"><text:s/>da locomotiva 1182 </text:span><text:span text:style-name="T40">gerado pelo comando acima.</text:span></text:p>
      <text:p text:style-name="P25"/>
      <text:p text:style-name="P35">Passo 3</text:p>
      <text:p text:style-name="P26"/>
      <text:p text:style-name="P12"><text:span text:style-name="T40">Avalie</text:span><text:span text:style-name="T33"> o desempenho do detector </text:span><text:span text:style-name="T34">de números </text:span><text:span text:style-name="T33">com as imagens contidas no </text:span><text:span text:style-name="T40">arquivo de </text:span><text:span text:style-name="T22">ground truth </text:span><text:span text:style-name="T40">de cada locomotiva</text:span><text:span text:style-name="T33">, comparando o número detectado em uma imagem com o número definido no </text:span><text:span text:style-name="T22">ground truth</text:span><text:span text:style-name="T33"> para a locomotiva que aparece na imagem. </text:span><text:span text:style-name="T40">Para isso, entre no diretório ~/digit_detector_easyocr e, para cada locomotiva, execute o comando abaixo:</text:span></text:p>
      <text:p text:style-name="P27"/>
      <text:p text:style-name="P15"><text:span text:style-name="T40">$ </text:span><text:span text:style-name="T33">python pred_easyocr_win.py -g ground_truth_log_vale_mol_2021-01-10-16-54-13_camera_3_1182.txt <text:s/>-n train_numbers/train_numbers.txt &amp;&gt; pred_easyocr_win_log_vale_mol_2021-01-10-16-54-13_camera_3_1182.txt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7:37:32.298463934</meta:creation-date>
    <dc:date>2021-02-23T21:50:41.347354820</dc:date>
    <meta:editing-duration>PT43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766" meta:character-count="5619" meta:non-whitespace-character-count="4863"/>
  </office:meta>
</office:document-meta>
</file>